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8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22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695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228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241cm" style:use-optimal-column-width="false"/>
    </style:style>
    <style:style style:name="co2" style:family="table-column">
      <style:table-column-properties style:column-width="19.191cm" style:use-optimal-column-width="false"/>
    </style:style>
    <style:style style:name="co3" style:family="table-column">
      <style:table-column-properties style:column-width="10.023cm" style:use-optimal-column-width="false"/>
    </style:style>
    <style:style style:name="co4" style:family="table-column">
      <style:table-column-properties style:column-width="17.044cm" style:use-optimal-column-width="false"/>
    </style:style>
    <style:style style:name="co5" style:family="table-column">
      <style:table-column-properties style:column-width="9.795cm" style:use-optimal-column-width="false"/>
    </style:style>
    <style:style style:name="co6" style:family="table-column">
      <style:table-column-properties style:column-width="17.126cm" style:use-optimal-column-width="false"/>
    </style:style>
    <style:style style:name="co7" style:family="table-column">
      <style:table-column-properties style:column-width="7.956cm" style:use-optimal-column-width="false"/>
    </style:style>
    <style:style style:name="co8" style:family="table-column">
      <style:table-column-properties style:column-width="18.852cm" style:use-optimal-column-width="false"/>
    </style:style>
    <style:style style:name="co9" style:family="table-column">
      <style:table-column-properties style:column-width="8.633cm" style:use-optimal-column-width="false"/>
    </style:style>
    <style:style style:name="co10" style:family="table-column">
      <style:table-column-properties style:column-width="17.033cm" style:use-optimal-column-width="false"/>
    </style:style>
    <style:style style:name="co11" style:family="table-column">
      <style:table-column-properties style:column-width="8.478cm" style:use-optimal-column-width="false"/>
    </style:style>
    <style:style style:name="co12" style:family="table-column">
      <style:table-column-properties style:column-width="18.433cm" style:use-optimal-column-width="false"/>
    </style:style>
    <style:style style:name="co13" style:family="table-column">
      <style:table-column-properties style:column-width="7.185cm" style:use-optimal-column-width="false"/>
    </style:style>
    <style:style style:name="co14" style:family="table-column">
      <style:table-column-properties style:column-width="19.366cm" style:use-optimal-column-width="false"/>
    </style:style>
    <style:style style:name="co15" style:family="table-column">
      <style:table-column-properties style:column-width="8.351cm" style:use-optimal-column-width="false"/>
    </style:style>
    <style:style style:name="co16" style:family="table-column">
      <style:table-column-properties style:column-width="18.424cm" style:use-optimal-column-width="false"/>
    </style:style>
    <style:style style:name="co17" style:family="table-column">
      <style:table-column-properties style:column-width="10.281cm" style:use-optimal-column-width="false"/>
    </style:style>
    <style:style style:name="co18" style:family="table-column">
      <style:table-column-properties style:column-width="16.547cm" style:use-optimal-column-width="false"/>
    </style:style>
    <style:style style:name="co19" style:family="table-column">
      <style:table-column-properties style:column-width="8.623cm" style:use-optimal-column-width="false"/>
    </style:style>
    <style:style style:name="co20" style:family="table-column">
      <style:table-column-properties style:column-width="17.759cm" style:use-optimal-column-width="false"/>
    </style:style>
    <style:style style:name="co21" style:family="table-column">
      <style:table-column-properties style:column-width="9.878cm" style:use-optimal-column-width="false"/>
    </style:style>
    <style:style style:name="co22" style:family="table-column">
      <style:table-column-properties style:column-width="16.956cm" style:use-optimal-column-width="false"/>
    </style:style>
    <style:style style:name="co23" style:family="table-column">
      <style:table-column-properties style:column-width="8.841cm" style:use-optimal-column-width="false"/>
    </style:style>
    <style:style style:name="co24" style:family="table-column">
      <style:table-column-properties style:column-width="17.944cm" style:use-optimal-column-width="false"/>
    </style:style>
    <style:style style:name="co25" style:family="table-column">
      <style:table-column-properties style:column-width="10.373cm" style:use-optimal-column-width="false"/>
    </style:style>
    <style:style style:name="co26" style:family="table-column">
      <style:table-column-properties style:column-width="16.528cm" style:use-optimal-column-width="false"/>
    </style:style>
    <style:style style:name="co27" style:family="table-column">
      <style:table-column-properties style:column-width="11.599cm" style:use-optimal-column-width="false"/>
    </style:style>
    <style:style style:name="co28" style:family="table-column">
      <style:table-column-properties style:column-width="14.515cm" style:use-optimal-column-width="false"/>
    </style:style>
    <style:style style:name="co29" style:family="table-column">
      <style:table-column-properties style:column-width="8.205cm" style:use-optimal-column-width="false"/>
    </style:style>
    <style:style style:name="co30" style:family="table-column">
      <style:table-column-properties style:column-width="17.699cm" style:use-optimal-column-width="false"/>
    </style:style>
    <style:style style:name="co31" style:family="table-column">
      <style:table-column-properties style:column-width="10.967cm" style:use-optimal-column-width="false"/>
    </style:style>
    <style:style style:name="co32" style:family="table-column">
      <style:table-column-properties style:column-width="16.1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1.176cm"/>
    </style:style>
    <style:style style:name="ro3" style:family="table-row">
      <style:table-row-properties style:row-height="1.171cm"/>
    </style:style>
    <style:style style:name="ro4" style:family="table-row">
      <style:table-row-properties style:row-height="2.08cm"/>
    </style:style>
    <style:style style:name="ro5" style:family="table-row">
      <style:table-row-properties style:row-height="2.081cm"/>
    </style:style>
    <style:style style:name="ro6" style:family="table-row">
      <style:table-row-properties style:row-height="1.066cm"/>
    </style:style>
    <style:style style:name="ro7" style:family="table-row">
      <style:table-row-properties style:row-height="1.865cm"/>
    </style:style>
    <style:style style:name="ro8" style:family="table-row">
      <style:table-row-properties style:row-height="2.664cm"/>
    </style:style>
    <style:style style:name="ro9" style:family="table-row">
      <style:table-row-properties style:row-height="1.872cm"/>
    </style:style>
    <style:style style:name="ro10" style:family="table-row">
      <style:table-row-properties style:row-height="1.13cm"/>
    </style:style>
    <style:style style:name="ro11" style:family="table-row">
      <style:table-row-properties style:row-height="1.962cm"/>
    </style:style>
    <style:style style:name="ro12" style:family="table-row">
      <style:table-row-properties style:row-height="1.126cm"/>
    </style:style>
    <style:style style:name="ro13" style:family="table-row">
      <style:table-row-properties style:row-height="2.802cm"/>
    </style:style>
    <style:style style:name="ro14" style:family="table-row">
      <style:table-row-properties style:row-height="1.964cm"/>
    </style:style>
    <style:style style:name="ro15" style:family="table-row">
      <style:table-row-properties style:row-height="1.132cm"/>
    </style:style>
    <style:style style:name="ro16" style:family="table-row">
      <style:table-row-properties style:row-height="1.96cm"/>
    </style:style>
    <style:style style:name="ro17" style:family="table-row">
      <style:table-row-properties style:row-height="1.963cm"/>
    </style:style>
    <style:style style:name="ro18" style:family="table-row">
      <style:table-row-properties style:row-height="1cm"/>
    </style:style>
    <style:style style:name="ro19" style:family="table-row">
      <style:table-row-properties style:row-height="1.749cm"/>
    </style:style>
    <style:style style:name="ro20" style:family="table-row">
      <style:table-row-properties style:row-height="2.498cm"/>
    </style:style>
    <style:style style:name="ro21" style:family="table-row">
      <style:table-row-properties style:row-height="1.745cm"/>
    </style:style>
    <style:style style:name="ro22" style:family="table-row">
      <style:table-row-properties style:row-height="1.128cm"/>
    </style:style>
    <style:style style:name="ro23" style:family="table-row">
      <style:table-row-properties style:row-height="1.961cm"/>
    </style:style>
    <style:style style:name="ro24" style:family="table-row">
      <style:table-row-properties style:row-height="1.213cm"/>
    </style:style>
    <style:style style:name="ro25" style:family="table-row">
      <style:table-row-properties style:row-height="2.146cm"/>
    </style:style>
    <style:style style:name="ro26" style:family="table-row">
      <style:table-row-properties style:row-height="2.149cm"/>
    </style:style>
    <style:style style:name="ro27" style:family="table-row">
      <style:table-row-properties style:row-height="1.123cm"/>
    </style:style>
    <style:style style:name="ro28" style:family="table-row">
      <style:table-row-properties style:row-height="2.148cm"/>
    </style:style>
    <style:style style:name="ro29" style:family="table-row">
      <style:table-row-properties style:row-height="2.151cm"/>
    </style:style>
    <style:style style:name="ro30" style:family="table-row">
      <style:table-row-properties style:row-height="1.121cm"/>
    </style:style>
    <style:style style:name="ro31" style:family="table-row">
      <style:table-row-properties style:row-height="1.215cm"/>
    </style:style>
    <style:style style:name="ro32" style:family="table-row">
      <style:table-row-properties style:row-height="2.15cm"/>
    </style:style>
    <style:style style:name="ro33" style:family="table-row">
      <style:table-row-properties style:row-height="1.006cm"/>
    </style:style>
    <style:style style:name="ro34" style:family="table-row">
      <style:table-row-properties style:row-height="1.751cm"/>
    </style:style>
    <style:style style:name="ro35" style:family="table-row">
      <style:table-row-properties style:row-height="1.014cm"/>
    </style:style>
    <style:style style:name="ro36" style:family="table-row">
      <style:table-row-properties style:row-height="2.49cm"/>
    </style:style>
    <style:style style:name="ro37" style:family="table-row">
      <style:table-row-properties style:row-height="1.062cm"/>
    </style:style>
    <style:style style:name="ro38" style:family="table-row">
      <style:table-row-properties style:row-height="1.858cm"/>
    </style:style>
    <style:style style:name="ro39" style:family="table-row">
      <style:table-row-properties style:row-height="1.863cm"/>
    </style:style>
    <style:style style:name="ro40" style:family="table-row">
      <style:table-row-properties style:row-height="1.134cm"/>
    </style:style>
    <style:style style:name="ro41" style:family="table-row">
      <style:table-row-properties style:row-height="2.8cm"/>
    </style:style>
    <style:style style:name="ro42" style:family="table-row">
      <style:table-row-properties style:row-height="10.362cm"/>
    </style:style>
    <style:style style:name="ro43" style:family="table-row">
      <style:table-row-properties style:row-height="3.98cm"/>
    </style:style>
    <style:style style:name="ro44" style:family="table-row">
      <style:table-row-properties style:row-height="4.541cm"/>
    </style:style>
    <style:style style:name="ro45" style:family="table-row">
      <style:table-row-properties style:row-height="1.135cm"/>
    </style:style>
    <style:style style:name="ro46" style:family="table-row">
      <style:table-row-properties style:row-height="2.801cm"/>
    </style:style>
    <style:style style:name="ro47" style:family="table-row">
      <style:table-row-properties style:row-height="15.9cm"/>
    </style:style>
    <style:style style:name="ce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4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4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5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6" style:family="table-cell">
      <style:graphic-properties draw:fill="solid" draw:fill-color="#4f81bd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7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8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9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0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1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2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3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4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5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6" style:family="table-cell">
      <style:graphic-properties draw:fill="solid" draw:fill-color="#d0d8e8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7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8" style:family="table-cell">
      <style:graphic-properties draw:fill="solid" draw:fill-color="#e9edf4" draw:opacity="100%" style:repeat="repeat" draw:textarea-horizontal-align="left" draw:textarea-vertical-align="top" fo:padding-top="0.13cm" fo:padding-bottom="0.13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2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2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2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46cm" fo:margin-bottom="0cm" fo:line-height="100%" fo:text-indent="-0.952cm"/>
    </style:style>
    <style:style style:name="P4" style:family="paragraph">
      <style:paragraph-properties fo:margin-left="0cm" fo:margin-right="0cm" fo:line-height="100%" fo:text-indent="0cm" style:punctuation-wrap="hanging" style:line-break="strict"/>
      <style:text-properties fo:font-size="19.8999996185303pt"/>
    </style:style>
    <style:style style:name="P5" style:family="paragraph">
      <style:text-properties fo:font-size="14pt"/>
    </style:style>
    <style:style style:name="P6" style:family="paragraph">
      <style:paragraph-properties fo:margin-left="0.952cm" fo:margin-right="0cm" fo:margin-top="0.211cm" fo:margin-bottom="0cm" fo:line-height="100%" fo:text-indent="-0.952cm"/>
    </style:style>
    <style:style style:name="P7" style:family="paragraph">
      <style:paragraph-properties fo:margin-left="0.952cm" fo:margin-right="0cm" fo:margin-top="0.246cm" fo:margin-bottom="0cm" fo:line-height="100%" fo:text-indent="-0.952cm" style:punctuation-wrap="hanging" style:line-break="strict"/>
    </style:style>
    <style:style style:name="P8" style:family="paragraph">
      <style:paragraph-properties fo:margin-left="0.952cm" fo:margin-right="0cm" fo:margin-top="0.211cm" fo:margin-bottom="0cm" fo:line-height="100%" fo:text-indent="-0.952cm" style:punctuation-wrap="hanging" style:line-break="stric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952cm" fo:margin-right="0cm" fo:margin-top="0.211cm" fo:margin-bottom="0cm" fo:text-indent="-0.952cm"/>
    </style:style>
    <style:style style:name="P11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T1" style:family="text">
      <style:text-properties style:font-name="Times New Roman" fo:font-size="40pt" fo:language="en" fo:country="US" style:font-name-asian="Times New Roman" style:font-size-asian="40pt" style:font-name-complex="Times New Roman" style:font-size-complex="40pt"/>
    </style:style>
    <style:style style:name="T2" style:family="text">
      <style:text-properties style:font-name="Times New Roman" fo:font-size="28pt" fo:language="en" fo:country="US" style:font-name-asian="Times New Roman" style:font-size-asian="28pt" style:font-name-complex="Times New Roman" style:font-size-complex="28pt"/>
    </style:style>
    <style:style style:name="T3" style:family="text">
      <style:text-properties fo:color="#ffffff" style:font-name="Times New Roman" fo:language="en" fo:country="US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000000" style:font-name="Times New Roman" fo:language="en" fo:country="US" style:font-name-asian="Times New Roman" style:font-name-complex="Times New Roman"/>
    </style:style>
    <style:style style:name="T5" style:family="text">
      <style:text-properties fo:color="#ffffff" style:font-name="Calibri" fo:language="en" fo:country="US" fo:font-weight="bold" style:font-weight-asian="bold" style:font-weight-complex="bold"/>
    </style:style>
    <style:style style:name="T6" style:family="text">
      <style:text-properties fo:color="#000000" style:font-name="Calibri" fo:language="en" fo:country="US"/>
    </style:style>
    <style:style style:name="T7" style:family="text">
      <style:text-properties fo:color="#000000" style:font-name="Times New Roman" fo:font-size="28pt" fo:language="en" fo:country="US" style:font-name-asian="Times New Roman" style:font-size-asian="28pt" style:font-name-complex="Times New Roman" style:font-size-complex="28pt"/>
    </style:style>
    <style:style style:name="T8" style:family="text">
      <style:text-properties fo:color="#000000" style:font-name="Calibri" fo:language="en" fo:country="IN"/>
    </style:style>
    <style:style style:name="T9" style:family="text">
      <style:text-properties fo:color="#ffffff"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0" style:family="text">
      <style:text-properties fo:color="#000000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11" style:family="text">
      <style:text-properties style:font-name="Times New Roman" fo:font-size="24pt" fo:language="en" fo:country="US" style:font-name-asian="Times New Roman" style:font-size-asian="24pt" style:font-name-complex="Times New Roman" style:font-size-complex="24pt"/>
    </style:style>
    <style:style style:name="T12" style:family="text">
      <style:text-properties style:font-name="Times New Roman" fo:font-size="28pt" fo:language="fr" fo:country="FR" style:font-name-asian="Times New Roman" style:font-size-asian="28pt" style:font-name-complex="Times New Roman" style:font-size-complex="28pt"/>
    </style:style>
    <style:style style:name="T13" style:family="text">
      <style:text-properties fo:language="en" fo:country="US"/>
    </style:style>
    <style:style style:name="T14" style:family="text">
      <style:text-properties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thread Routines Summary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5" draw:text-style-name="P2" draw:layer="layout" svg:width="25.2cm" svg:height="1.634cm" svg:x="0.7cm" svg:y="1.866cm" presentation:class="outline" presentation:user-transformed="true">
          <draw:text-box>
            <text:list text:style-name="L2">
              <text:list-header>
                <text:p text:style-name="P3"><text:span text:style-name="T2">General Threads Routines</text:span></text:p>
              </text:list-header>
            </text:list>
          </draw:text-box>
        </draw:frame>
        <draw:frame draw:style-name="standard" draw:layer="layout" svg:width="25.431cm" svg:height="16.566cm" svg:x="0.933cm" svg:y="3.96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3">
                  <text:list-header>
                    <text:p text:style-name="P4"><text:span text:style-name="T3">Routin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4"><text:span text:style-name="T3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4">
                  <text:list-header>
                    <text:p text:style-name="P4"><text:span text:style-name="T4">pthread_atfork( )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4"><text:span text:style-name="T4">Declares fork handler routines to be called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">
                  <text:list-header>
                    <text:p text:style-name="P4"><text:span text:style-name="T4">pthread_create( )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4"><text:span text:style-name="T4">Creates a thread object and thread</text:span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continue-numbering="true" text:style-name="L1">
                  <text:list-header>
                    <text:p text:style-name="P4"><text:span text:style-name="T4">pthread_detach( )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4"><text:span text:style-name="T4">Marks a thread object for deletion</text:span></text:p>
                  </text:list-header>
                </text:list>
              </table:table-cell>
            </table:table-row>
            <table:table-row table:style-name="ro4">
              <table:table-cell table:style-name="ce9">
                <text:list text:style-name="L4">
                  <text:list-header>
                    <text:p text:style-name="P4"><text:span text:style-name="T4">pthread_equal( )</text:span></text:p>
                  </text:list-header>
                </text:list>
              </table:table-cell>
              <table:table-cell table:style-name="ce10">
                <text:list text:continue-numbering="true" text:style-name="L4">
                  <text:list-header>
                    <text:p text:style-name="P4"><text:span text:style-name="T4">Compares one thread identifier to another thread identifier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style-name="L1">
                  <text:list-header>
                    <text:p text:style-name="P4"><text:span text:style-name="T4">pthread_exit( )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4"><text:span text:style-name="T4">Terminates the calling thread</text:span></text:p>
                  </text:list-header>
                </text:list>
              </table:table-cell>
            </table:table-row>
            <table:table-row table:style-name="ro4">
              <table:table-cell table:style-name="ce13">
                <text:list text:style-name="L4">
                  <text:list-header>
                    <text:p text:style-name="P4"><text:span text:style-name="T4">pthread_join( )</text:span></text:p>
                  </text:list-header>
                </text:list>
              </table:table-cell>
              <table:table-cell table:style-name="ce14">
                <text:list text:continue-numbering="true" text:style-name="L4">
                  <text:list-header>
                    <text:p text:style-name="P4"><text:span text:style-name="T4">Causes the calling thread to wait for the termination of a specified thread and detach it</text:span></text:p>
                  </text:list-header>
                </text:list>
              </table:table-cell>
            </table:table-row>
            <table:table-row table:style-name="ro3">
              <table:table-cell table:style-name="ce15">
                <text:list text:style-name="L1">
                  <text:list-header>
                    <text:p text:style-name="P4"><text:span text:style-name="T4">pthread_kill( )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4"><text:span text:style-name="T4">Delivers a signal to a specified thread</text:span></text:p>
                  </text:list-header>
                </text:list>
              </table:table-cell>
            </table:table-row>
            <table:table-row table:style-name="ro5">
              <table:table-cell table:style-name="ce17">
                <text:list text:style-name="L4">
                  <text:list-header>
                    <text:p text:style-name="P4"><text:span text:style-name="T4">pthread_once( )</text:span></text:p>
                  </text:list-header>
                </text:list>
              </table:table-cell>
              <table:table-cell table:style-name="ce18">
                <text:list text:continue-numbering="true" text:style-name="L4">
                  <text:list-header>
                    <text:p text:style-name="P4"><text:span text:style-name="T4">Calls an initialization routine to be executed only once</text:span></text:p>
                  </text:list-header>
                </text:list>
                <text:list text:style-name="L1">
                  <text:list-header>
                    <text:p text:style-name="P4"><text:span text:style-name="T4"/></text:p>
                  </text:list-header>
                </text:list>
              </table:table-cell>
            </table:table-row>
            <table:table-row table:style-name="ro2">
              <table:table-cell table:style-name="ce19">
                <text:list text:continue-numbering="true" text:style-name="L1">
                  <text:list-header>
                    <text:p text:style-name="P4"><text:span text:style-name="T4">pthread_self( ) 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4"><text:span text:style-name="T4">Obtains the identifier of the calling thread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1">
                  <text:list-header>
                    <text:p text:style-name="P4"><text:span text:style-name="T4">pthread_sigmask( ) </text:span></text:p>
                  </text:list-header>
                </text:list>
              </table:table-cell>
              <table:table-cell table:style-name="ce22">
                <text:list text:style-name="L4">
                  <text:list-header>
                    <text:p text:style-name="P4"><text:span text:style-name="T4">Examines or changes the calling thread’s signal mask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2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5" draw:text-style-name="P2" draw:layer="layout" svg:width="25.2cm" svg:height="1.634cm" svg:x="0.933cm" svg:y="2.1cm" presentation:class="outline" presentation:user-transformed="true">
          <draw:text-box>
            <text:list text:style-name="L2">
              <text:list-header>
                <text:p text:style-name="P3"><text:span text:style-name="T2">Thread Attributes Object Routines</text:span></text:p>
              </text:list-header>
            </text:list>
          </draw:text-box>
        </draw:frame>
        <draw:frame draw:style-name="standard" draw:layer="layout" svg:width="27.066cm" svg:height="16.183cm" svg:x="0.466cm" svg:y="3.563cm">
          <table:table>
            <table:table-column table:style-name="co3"/>
            <table:table-column table:style-name="co4"/>
            <table:table-row table:style-name="ro6">
              <table:table-cell table:style-name="ce23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24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6">
              <table:table-cell table:style-name="ce25">
                <text:list text:style-name="L4">
                  <text:list-header>
                    <text:p text:style-name="P4"><text:span text:style-name="T6">pthread_attr_destroy( )</text:span></text:p>
                  </text:list-header>
                </text:list>
              </table:table-cell>
              <table:table-cell table:style-name="ce26">
                <text:list text:continue-numbering="true" text:style-name="L4">
                  <text:list-header>
                    <text:p text:style-name="P4"><text:span text:style-name="T6">Destroys a thread attributes object</text:span></text:p>
                  </text:list-header>
                </text:list>
              </table:table-cell>
            </table:table-row>
            <table:table-row table:style-name="ro7">
              <table:table-cell table:style-name="ce27">
                <text:list text:style-name="L6">
                  <text:list-header>
                    <text:p text:style-name="P4"><text:span text:style-name="T6">pthread_attr_getdetachstate( )</text:span></text:p>
                  </text:list-header>
                </text:list>
              </table:table-cell>
              <table:table-cell table:style-name="ce28">
                <text:list text:style-name="L4">
                  <text:list-header>
                    <text:p text:style-name="P4"><text:span text:style-name="T6">Obtains the detach state attribute of the specified thread attributes object</text:span></text:p>
                  </text:list-header>
                </text:list>
              </table:table-cell>
            </table:table-row>
            <table:table-row table:style-name="ro7">
              <table:table-cell table:style-name="ce29">
                <text:list text:style-name="L6">
                  <text:list-header>
                    <text:p text:style-name="P4"><text:span text:style-name="T6">pthread_attr_getguardsize( )</text:span></text:p>
                  </text:list-header>
                </text:list>
              </table:table-cell>
              <table:table-cell table:style-name="ce30">
                <text:list text:style-name="L4">
                  <text:list-header>
                    <text:p text:style-name="P4"><text:span text:style-name="T6">Obtains the guard size attribute of the specified thread attributes object</text:span></text:p>
                  </text:list-header>
                </text:list>
              </table:table-cell>
            </table:table-row>
            <table:table-row table:style-name="ro7">
              <table:table-cell table:style-name="ce31">
                <text:list text:continue-numbering="true" text:style-name="L4">
                  <text:list-header>
                    <text:p text:style-name="P4"><text:span text:style-name="T6">pthread_attr_getinheritsched( )</text:span></text:p>
                  </text:list-header>
                </text:list>
              </table:table-cell>
              <table:table-cell table:style-name="ce32">
                <text:list text:continue-numbering="true" text:style-name="L4">
                  <text:list-header>
                    <text:p text:style-name="P4"><text:span text:style-name="T6">Obtains the inherit scheduling attribute of the specified thread attributes object</text:span></text:p>
                  </text:list-header>
                </text:list>
              </table:table-cell>
            </table:table-row>
            <table:table-row table:style-name="ro8">
              <table:table-cell table:style-name="ce33">
                <text:list text:style-name="L6">
                  <text:list-header>
                    <text:p text:style-name="P4"><text:span text:style-name="T6">pthread_attr_getschedparam( )</text:span></text:p>
                  </text:list-header>
                </text:list>
              </table:table-cell>
              <table:table-cell table:style-name="ce34">
                <text:list text:style-name="L4">
                  <text:list-header>
                    <text:p text:style-name="P4"><text:span text:style-name="T6">Obtains the scheduling parameters for the scheduling policy attribute of the specified thread attributes object</text:span></text:p>
                  </text:list-header>
                </text:list>
              </table:table-cell>
            </table:table-row>
            <table:table-row table:style-name="ro7">
              <table:table-cell table:style-name="ce35">
                <text:list text:continue-numbering="true" text:style-name="L4">
                  <text:list-header>
                    <text:p text:style-name="P4"><text:span text:style-name="T6">pthread_attr_getschedpolicy( )</text:span></text:p>
                  </text:list-header>
                </text:list>
              </table:table-cell>
              <table:table-cell table:style-name="ce36">
                <text:list text:continue-numbering="true" text:style-name="L4">
                  <text:list-header>
                    <text:p text:style-name="P4"><text:span text:style-name="T6">Obtains the scheduling policy attribute of the specified thread attributes object</text:span></text:p>
                  </text:list-header>
                </text:list>
              </table:table-cell>
            </table:table-row>
            <table:table-row table:style-name="ro7">
              <table:table-cell table:style-name="ce37">
                <text:list text:style-name="L6">
                  <text:list-header>
                    <text:p text:style-name="P4"><text:span text:style-name="T6">pthread_attr_getscope( )</text:span></text:p>
                  </text:list-header>
                </text:list>
              </table:table-cell>
              <table:table-cell table:style-name="ce38">
                <text:list text:style-name="L4">
                  <text:list-header>
                    <text:p text:style-name="P4"><text:span text:style-name="T6">Obtains the contention-scope attribute of the specified thread attributes object</text:span></text:p>
                  </text:list-header>
                </text:list>
              </table:table-cell>
            </table:table-row>
            <table:table-row table:style-name="ro9">
              <table:table-cell table:style-name="ce39">
                <text:list text:continue-numbering="true" text:style-name="L4">
                  <text:list-header>
                    <text:p text:style-name="P4"><text:span text:style-name="T6">pthread_attr_getstackaddr( )</text:span></text:p>
                  </text:list-header>
                </text:list>
              </table:table-cell>
              <table:table-cell table:style-name="ce40">
                <text:list text:continue-numbering="true" text:style-name="L4">
                  <text:list-header>
                    <text:p text:style-name="P4"><text:span text:style-name="T6">Obtains the stack address attribute of the specified thread attributes objec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3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5" draw:text-style-name="P2" draw:layer="layout" svg:width="25.2cm" svg:height="1.634cm" svg:x="0.933cm" svg:y="2.1cm" presentation:class="outline" presentation:user-transformed="true">
          <draw:text-box>
            <text:list text:style-name="L2">
              <text:list-header>
                <text:p text:style-name="P3"><text:span text:style-name="T7">Thread Attributes Object Routines</text:span></text:p>
              </text:list-header>
            </text:list>
          </draw:text-box>
        </draw:frame>
        <draw:frame draw:style-name="standard" draw:layer="layout" svg:width="26.92cm" svg:height="14.869cm" svg:x="0.7cm" svg:y="3.5cm">
          <table:table>
            <table:table-column table:style-name="co5"/>
            <table:table-column table:style-name="co6"/>
            <table:table-row table:style-name="ro10">
              <table:table-cell table:style-name="ce41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11">
              <table:table-cell table:style-name="ce43">
                <text:list text:style-name="L6">
                  <text:list-header>
                    <text:p text:style-name="P4"><text:span text:style-name="T6">pthread_attr_getstacksize( )</text:span></text:p>
                  </text:list-header>
                </text:list>
              </table:table-cell>
              <table:table-cell table:style-name="ce44">
                <text:list text:style-name="L4">
                  <text:list-header>
                    <text:p text:style-name="P4"><text:span text:style-name="T6">Obtains the stack size attribute of the specified thread attributes object</text:span></text:p>
                  </text:list-header>
                </text:list>
              </table:table-cell>
            </table:table-row>
            <table:table-row table:style-name="ro12">
              <table:table-cell table:style-name="ce45">
                <text:list text:style-name="L6">
                  <text:list-header>
                    <text:p text:style-name="P4"><text:span text:style-name="T6">pthread_attr_init( )</text:span></text:p>
                  </text:list-header>
                </text:list>
              </table:table-cell>
              <table:table-cell table:style-name="ce46">
                <text:list text:continue-numbering="true" text:style-name="L6">
                  <text:list-header>
                    <text:p text:style-name="P4"><text:span text:style-name="T6">Initializes a thread attributes object</text:span></text:p>
                  </text:list-header>
                </text:list>
              </table:table-cell>
            </table:table-row>
            <table:table-row table:style-name="ro11">
              <table:table-cell table:style-name="ce47">
                <text:list text:style-name="L4">
                  <text:list-header>
                    <text:p text:style-name="P4"><text:span text:style-name="T6">pthread_attr_setdetachstate( )</text:span></text:p>
                  </text:list-header>
                </text:list>
              </table:table-cell>
              <table:table-cell table:style-name="ce48">
                <text:list text:continue-numbering="true" text:style-name="L4">
                  <text:list-header>
                    <text:p text:style-name="P4"><text:span text:style-name="T6">Changes the detach state attribute of the specified thread attributes object</text:span></text:p>
                  </text:list-header>
                </text:list>
              </table:table-cell>
            </table:table-row>
            <table:table-row table:style-name="ro11">
              <table:table-cell table:style-name="ce49">
                <text:list text:style-name="L6">
                  <text:list-header>
                    <text:p text:style-name="P4"><text:span text:style-name="T6">pthread_attr_setguardsize( )</text:span></text:p>
                  </text:list-header>
                </text:list>
              </table:table-cell>
              <table:table-cell table:style-name="ce50">
                <text:list text:style-name="L4">
                  <text:list-header>
                    <text:p text:style-name="P4"><text:span text:style-name="T6">Changes the guard size attribute of the specified thread attributes object</text:span></text:p>
                  </text:list-header>
                </text:list>
              </table:table-cell>
            </table:table-row>
            <table:table-row table:style-name="ro11">
              <table:table-cell table:style-name="ce51">
                <text:list text:continue-numbering="true" text:style-name="L4">
                  <text:list-header>
                    <text:p text:style-name="P4"><text:span text:style-name="T6">pthread_attr_setinheritsched( )</text:span></text:p>
                  </text:list-header>
                </text:list>
              </table:table-cell>
              <table:table-cell table:style-name="ce52">
                <text:list text:continue-numbering="true" text:style-name="L4">
                  <text:list-header>
                    <text:p text:style-name="P4"><text:span text:style-name="T6">Changes the inherit scheduling attribute of the specified thread attributes object</text:span></text:p>
                  </text:list-header>
                </text:list>
              </table:table-cell>
            </table:table-row>
            <table:table-row table:style-name="ro13">
              <table:table-cell table:style-name="ce53">
                <text:list text:style-name="L6">
                  <text:list-header>
                    <text:p text:style-name="P4"><text:span text:style-name="T6">pthread_attr_setschedparam( ) </text:span></text:p>
                  </text:list-header>
                </text:list>
              </table:table-cell>
              <table:table-cell table:style-name="ce54">
                <text:list text:style-name="L4">
                  <text:list-header>
                    <text:p text:style-name="P4"><text:span text:style-name="T6">Changes the values of the parameters associated with the scheduling policy attribute of the specified thread attributes object</text:span></text:p>
                  </text:list-header>
                </text:list>
              </table:table-cell>
            </table:table-row>
            <table:table-row table:style-name="ro14">
              <table:table-cell table:style-name="ce55">
                <text:list text:continue-numbering="true" text:style-name="L4">
                  <text:list-header>
                    <text:p text:style-name="P4"><text:span text:style-name="T6">pthread_attr_setschedpolicy( )</text:span></text:p>
                  </text:list-header>
                </text:list>
              </table:table-cell>
              <table:table-cell table:style-name="ce56">
                <text:list text:continue-numbering="true" text:style-name="L4">
                  <text:list-header>
                    <text:p text:style-name="P4"><text:span text:style-name="T6">Changes the scheduling policy attribute of the specified thread attributes object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4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5" draw:text-style-name="P2" draw:layer="layout" svg:width="25.2cm" svg:height="1.634cm" svg:x="0.933cm" svg:y="2.1cm" presentation:class="outline" presentation:user-transformed="true">
          <draw:text-box>
            <text:list text:style-name="L2">
              <text:list-header>
                <text:p text:style-name="P3"><text:span text:style-name="T7">Thread Attributes Object Routines</text:span></text:p>
              </text:list-header>
            </text:list>
          </draw:text-box>
        </draw:frame>
        <draw:frame draw:style-name="standard" draw:layer="layout" svg:width="26.92cm" svg:height="7.014cm" svg:x="0.466cm" svg:y="3.966cm">
          <table:table>
            <table:table-column table:style-name="co5"/>
            <table:table-column table:style-name="co6"/>
            <table:table-row table:style-name="ro15">
              <table:table-cell table:style-name="ce57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58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16">
              <table:table-cell table:style-name="ce59">
                <text:list text:style-name="L6">
                  <text:list-header>
                    <text:p text:style-name="P4"><text:span text:style-name="T6">pthread_attr_setscope( ) </text:span></text:p>
                  </text:list-header>
                </text:list>
              </table:table-cell>
              <table:table-cell table:style-name="ce60">
                <text:list text:style-name="L4">
                  <text:list-header>
                    <text:p text:style-name="P4"><text:span text:style-name="T6">Changes the contention-scope attribute of the specified thread attributes object</text:span></text:p>
                  </text:list-header>
                </text:list>
              </table:table-cell>
            </table:table-row>
            <table:table-row table:style-name="ro16">
              <table:table-cell table:style-name="ce61">
                <text:list text:style-name="L6">
                  <text:list-header>
                    <text:p text:style-name="P4"><text:span text:style-name="T6">pthread_attr_setstackaddr( )</text:span></text:p>
                  </text:list-header>
                </text:list>
              </table:table-cell>
              <table:table-cell table:style-name="ce62">
                <text:list text:style-name="L4">
                  <text:list-header>
                    <text:p text:style-name="P4"><text:span text:style-name="T6">Changes the stack address attribute of the specified thread attributes object</text:span></text:p>
                  </text:list-header>
                </text:list>
              </table:table-cell>
            </table:table-row>
            <table:table-row table:style-name="ro17">
              <table:table-cell table:style-name="ce63">
                <text:list text:style-name="L6">
                  <text:list-header>
                    <text:p text:style-name="P4"><text:span text:style-name="T6">pthread_attr_setstacksize( )</text:span></text:p>
                  </text:list-header>
                </text:list>
              </table:table-cell>
              <table:table-cell table:style-name="ce64">
                <text:list text:style-name="L4">
                  <text:list-header>
                    <text:p text:style-name="P4"><text:span text:style-name="T6">Changes the stack size attribute of the specified thread attributes object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5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5" draw:text-style-name="P2" draw:layer="layout" svg:width="25.2cm" svg:height="1.634cm" svg:x="0.933cm" svg:y="2.1cm" presentation:class="outline" presentation:user-transformed="true">
          <draw:text-box>
            <text:list text:style-name="L2">
              <text:list-header>
                <text:p text:style-name="P3"><text:span text:style-name="T2">Thread Cancelation Routines</text:span></text:p>
              </text:list-header>
            </text:list>
          </draw:text-box>
        </draw:frame>
        <draw:frame draw:style-name="standard" draw:layer="layout" svg:width="26.807cm" svg:height="14.856cm" svg:x="0.933cm" svg:y="3.5cm">
          <table:table>
            <table:table-column table:style-name="co7"/>
            <table:table-column table:style-name="co8"/>
            <table:table-row table:style-name="ro18">
              <table:table-cell table:style-name="ce65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66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19">
              <table:table-cell table:style-name="ce67">
                <text:list text:style-name="L4">
                  <text:list-header>
                    <text:p text:style-name="P4"><text:span text:style-name="T6">pthread_cancel( )</text:span></text:p>
                  </text:list-header>
                </text:list>
              </table:table-cell>
              <table:table-cell table:style-name="ce68">
                <text:list text:continue-numbering="true" text:style-name="L4">
                  <text:list-header>
                    <text:p text:style-name="P4"><text:span text:style-name="T6">Allows a thread to request that it, or another thread, terminate execution</text:span></text:p>
                  </text:list-header>
                </text:list>
              </table:table-cell>
            </table:table-row>
            <table:table-row table:style-name="ro19">
              <table:table-cell table:style-name="ce69">
                <text:list text:style-name="L6">
                  <text:list-header>
                    <text:p text:style-name="P4"><text:span text:style-name="T6">pthread_cleanup_pop( )</text:span></text:p>
                  </text:list-header>
                </text:list>
              </table:table-cell>
              <table:table-cell table:style-name="ce70">
                <text:list text:style-name="L4">
                  <text:list-header>
                    <text:p text:style-name="P4"><text:span text:style-name="T6">Removes a cleanup handler routine from the top of the ‘‘cleanup stack’’ and optionally executes it</text:span></text:p>
                  </text:list-header>
                </text:list>
              </table:table-cell>
            </table:table-row>
            <table:table-row table:style-name="ro20">
              <table:table-cell table:style-name="ce71">
                <text:list text:style-name="L6">
                  <text:list-header>
                    <text:p text:style-name="P4"><text:span text:style-name="T6">pthread_cleanup_push( )</text:span></text:p>
                  </text:list-header>
                </text:list>
              </table:table-cell>
              <table:table-cell table:style-name="ce72">
                <text:list text:style-name="L4">
                  <text:list-header>
                    <text:p text:style-name="P4"><text:span text:style-name="T6">Establishes a cleanup handler routine to be executed when the thread exits or is canceled while the handler is on the ‘‘cleanup stack’’</text:span></text:p>
                  </text:list-header>
                </text:list>
              </table:table-cell>
            </table:table-row>
            <table:table-row table:style-name="ro20">
              <table:table-cell table:style-name="ce73">
                <text:list text:continue-numbering="true" text:style-name="L4">
                  <text:list-header>
                    <text:p text:style-name="P4"><text:span text:style-name="T6">pthread_setcancelstate( )</text:span></text:p>
                  </text:list-header>
                </text:list>
              </table:table-cell>
              <table:table-cell table:style-name="ce74">
                <text:list text:continue-numbering="true" text:style-name="L4">
                  <text:list-header>
                    <text:p text:style-name="P4"><text:span text:style-name="T6">Sets the calling thread’s cancelability state to enable or disable the delivery of cancelation requests</text:span></text:p>
                  </text:list-header>
                </text:list>
              </table:table-cell>
            </table:table-row>
            <table:table-row table:style-name="ro20">
              <table:table-cell table:style-name="ce75">
                <text:list text:style-name="L6">
                  <text:list-header>
                    <text:p text:style-name="P4"><text:span text:style-name="T6">pthread_setcanceltype( )</text:span></text:p>
                  </text:list-header>
                </text:list>
              </table:table-cell>
              <table:table-cell table:style-name="ce76">
                <text:list text:style-name="L4">
                  <text:list-header>
                    <text:p text:style-name="P4"><text:span text:style-name="T6">Sets the calling thread’s cancelability type to enable or disable the delivery of cancelation requests</text:span></text:p>
                  </text:list-header>
                </text:list>
              </table:table-cell>
            </table:table-row>
            <table:table-row table:style-name="ro21">
              <table:table-cell table:style-name="ce77">
                <text:list text:continue-numbering="true" text:style-name="L4">
                  <text:list-header>
                    <text:p text:style-name="P4"><text:span text:style-name="T6">pthread_testcancel( )</text:span></text:p>
                  </text:list-header>
                </text:list>
              </table:table-cell>
              <table:table-cell table:style-name="ce78">
                <text:list text:continue-numbering="true" text:style-name="L4">
                  <text:list-header>
                    <text:p text:style-name="P4"><text:span text:style-name="T6">Requests delivery of any pending <text:s/>cancelation request to the calling thread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6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3"><text:span text:style-name="T2">Thread Priority, Concurrency, and Scheduling Routines</text:span></text:p>
              </text:list-header>
            </text:list>
          </draw:text-box>
        </draw:frame>
        <draw:frame draw:style-name="standard" draw:layer="layout" svg:width="25.665cm" svg:height="8.972cm" svg:x="0.7cm" svg:y="4.433cm">
          <table:table>
            <table:table-column table:style-name="co9"/>
            <table:table-column table:style-name="co10"/>
            <table:table-row table:style-name="ro22">
              <table:table-cell table:style-name="ce79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80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23">
              <table:table-cell table:style-name="ce81">
                <text:list text:style-name="L4">
                  <text:list-header>
                    <text:p text:style-name="P4"><text:span text:style-name="T8">pthread_getconcurrency( )</text:span></text:p>
                  </text:list-header>
                </text:list>
              </table:table-cell>
              <table:table-cell table:style-name="ce82">
                <text:list text:style-name="L6">
                  <text:list-header>
                    <text:p text:style-name="P4"><text:span text:style-name="T8">Obtains the current concurrency level</text:span></text:p>
                    <text:p text:style-name="P4"><text:span text:style-name="T8">parameter for the process</text:span></text:p>
                  </text:list-header>
                </text:list>
              </table:table-cell>
            </table:table-row>
            <table:table-row table:style-name="ro23">
              <table:table-cell table:style-name="ce83">
                <text:list text:continue-numbering="true" text:style-name="L6">
                  <text:list-header>
                    <text:p text:style-name="P4"><text:span text:style-name="T8">pthread_getschedparam( )</text:span></text:p>
                  </text:list-header>
                </text:list>
              </table:table-cell>
              <table:table-cell table:style-name="ce84">
                <text:list text:continue-numbering="true" text:style-name="L6">
                  <text:list-header>
                    <text:p text:style-name="P4"><text:span text:style-name="T8">Obtains the current scheduling policy and</text:span></text:p>
                    <text:p text:style-name="P4"><text:span text:style-name="T8">scheduling parameters of a thread</text:span></text:p>
                  </text:list-header>
                </text:list>
              </table:table-cell>
            </table:table-row>
            <table:table-row table:style-name="ro23">
              <table:table-cell table:style-name="ce85">
                <text:list text:continue-numbering="true" text:style-name="L6">
                  <text:list-header>
                    <text:p text:style-name="P4"><text:span text:style-name="T8">pthread_setconcurrency( )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4"><text:span text:style-name="T8">Changes the current concurrency level</text:span></text:p>
                    <text:p text:style-name="P4"><text:span text:style-name="T8">parameter for the process</text:span></text:p>
                  </text:list-header>
                </text:list>
              </table:table-cell>
            </table:table-row>
            <table:table-row table:style-name="ro11">
              <table:table-cell table:style-name="ce87">
                <text:list text:style-name="L4">
                  <text:list-header>
                    <text:p text:style-name="P4"><text:span text:style-name="T8">pthread_setschedparam( )</text:span></text:p>
                  </text:list-header>
                </text:list>
              </table:table-cell>
              <table:table-cell table:style-name="ce88">
                <text:list text:style-name="L6">
                  <text:list-header>
                    <text:p text:style-name="P4"><text:span text:style-name="T8">Changes the current scheduling policy and</text:span></text:p>
                    <text:p text:style-name="P4"><text:span text:style-name="T8">scheduling parameters of a thread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7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3"><text:span text:style-name="T2">Thread Priority, Concurrency, and Scheduling Routines</text:span></text:p>
              </text:list-header>
            </text:list>
          </draw:text-box>
        </draw:frame>
        <draw:frame draw:style-name="standard" draw:layer="layout" svg:width="26.91cm" svg:height="9.799cm" svg:x="0.7cm" svg:y="4.433cm">
          <table:table>
            <table:table-column table:style-name="co11"/>
            <table:table-column table:style-name="co12"/>
            <table:table-row table:style-name="ro24">
              <table:table-cell table:style-name="ce89">
                <text:list text:style-name="L3">
                  <text:list-header>
                    <text:p text:style-name="P4"><text:span text:style-name="T9">Routine</text:span></text:p>
                  </text:list-header>
                </text:list>
              </table:table-cell>
              <table:table-cell table:style-name="ce90">
                <text:list text:continue-numbering="true" text:style-name="L3">
                  <text:list-header>
                    <text:p text:style-name="P4"><text:span text:style-name="T9">Description</text:span></text:p>
                  </text:list-header>
                </text:list>
              </table:table-cell>
            </table:table-row>
            <table:table-row table:style-name="ro25">
              <table:table-cell table:style-name="ce91">
                <text:list text:style-name="L4">
                  <text:list-header>
                    <text:p text:style-name="P4"><text:span text:style-name="T10">pthread_getconcurrency( ) </text:span></text:p>
                  </text:list-header>
                </text:list>
              </table:table-cell>
              <table:table-cell table:style-name="ce92">
                <text:list text:continue-numbering="true" text:style-name="L4">
                  <text:list-header>
                    <text:p text:style-name="P4"><text:span text:style-name="T10">Obtains the current concurrency level parameter for the process</text:span></text:p>
                  </text:list-header>
                </text:list>
              </table:table-cell>
            </table:table-row>
            <table:table-row table:style-name="ro25">
              <table:table-cell table:style-name="ce93">
                <text:list text:style-name="L1">
                  <text:list-header>
                    <text:p text:style-name="P4"><text:span text:style-name="T10">pthread_getschedparam( )</text:span></text:p>
                  </text:list-header>
                </text:list>
              </table:table-cell>
              <table:table-cell table:style-name="ce94">
                <text:list text:style-name="L4">
                  <text:list-header>
                    <text:p text:style-name="P4"><text:span text:style-name="T10">Obtains the current scheduling policy and scheduling parameters of a thread</text:span></text:p>
                  </text:list-header>
                </text:list>
              </table:table-cell>
            </table:table-row>
            <table:table-row table:style-name="ro25">
              <table:table-cell table:style-name="ce95">
                <text:list text:style-name="L1">
                  <text:list-header>
                    <text:p text:style-name="P4"><text:span text:style-name="T10">pthread_setconcurrency( )</text:span></text:p>
                  </text:list-header>
                </text:list>
              </table:table-cell>
              <table:table-cell table:style-name="ce96">
                <text:list text:style-name="L4">
                  <text:list-header>
                    <text:p text:style-name="P4"><text:span text:style-name="T10">Changes the current concurrency level parameter for the process</text:span></text:p>
                  </text:list-header>
                </text:list>
              </table:table-cell>
            </table:table-row>
            <table:table-row table:style-name="ro26">
              <table:table-cell table:style-name="ce97">
                <text:list text:continue-numbering="true" text:style-name="L4">
                  <text:list-header>
                    <text:p text:style-name="P4"><text:span text:style-name="T10">pthread_setschedparam( )</text:span></text:p>
                  </text:list-header>
                </text:list>
              </table:table-cell>
              <table:table-cell table:style-name="ce98">
                <text:list text:continue-numbering="true" text:style-name="L4">
                  <text:list-header>
                    <text:p text:style-name="P4"><text:span text:style-name="T10">Changes the current scheduling policy and scheduling parameters of a thread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8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6"><text:span text:style-name="T11">Thread-Specific Data Routines</text:span></text:p>
              </text:list-header>
            </text:list>
          </draw:text-box>
        </draw:frame>
        <draw:frame draw:style-name="standard" draw:layer="layout" svg:width="26.55cm" svg:height="9.799cm" svg:x="0.7cm" svg:y="4.433cm">
          <table:table>
            <table:table-column table:style-name="co13"/>
            <table:table-column table:style-name="co14"/>
            <table:table-row table:style-name="ro24">
              <table:table-cell table:style-name="ce99">
                <text:list text:style-name="L3">
                  <text:list-header>
                    <text:p text:style-name="P4"><text:span text:style-name="T9">Routine</text:span></text:p>
                  </text:list-header>
                </text:list>
              </table:table-cell>
              <table:table-cell table:style-name="ce100">
                <text:list text:continue-numbering="true" text:style-name="L3">
                  <text:list-header>
                    <text:p text:style-name="P4"><text:span text:style-name="T9">Description</text:span></text:p>
                  </text:list-header>
                </text:list>
              </table:table-cell>
            </table:table-row>
            <table:table-row table:style-name="ro25">
              <table:table-cell table:style-name="ce101">
                <text:list text:style-name="L4">
                  <text:list-header>
                    <text:p text:style-name="P4"><text:span text:style-name="T10">pthread_getspecific( ) </text:span></text:p>
                  </text:list-header>
                </text:list>
              </table:table-cell>
              <table:table-cell table:style-name="ce102">
                <text:list text:continue-numbering="true" text:style-name="L4">
                  <text:list-header>
                    <text:p text:style-name="P4"><text:span text:style-name="T10">Obtains the thread-specific data value associated with the specified key</text:span></text:p>
                  </text:list-header>
                </text:list>
              </table:table-cell>
            </table:table-row>
            <table:table-row table:style-name="ro25">
              <table:table-cell table:style-name="ce103">
                <text:list text:style-name="L1">
                  <text:list-header>
                    <text:p text:style-name="P4"><text:span text:style-name="T10">pthread_key_create( )</text:span></text:p>
                  </text:list-header>
                </text:list>
              </table:table-cell>
              <table:table-cell table:style-name="ce104">
                <text:list text:style-name="L4">
                  <text:list-header>
                    <text:p text:style-name="P4"><text:span text:style-name="T10">Generates a unique thread-specific data key for the calling thread</text:span></text:p>
                  </text:list-header>
                </text:list>
              </table:table-cell>
            </table:table-row>
            <table:table-row table:style-name="ro25">
              <table:table-cell table:style-name="ce105">
                <text:list text:style-name="L1">
                  <text:list-header>
                    <text:p text:style-name="P4"><text:span text:style-name="T10">pthread_key_delete( ) 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4"><text:span text:style-name="T10">Deletes a thread-specific data key</text:span></text:p>
                  </text:list-header>
                </text:list>
              </table:table-cell>
            </table:table-row>
            <table:table-row table:style-name="ro26">
              <table:table-cell table:style-name="ce107">
                <text:list text:style-name="L4">
                  <text:list-header>
                    <text:p text:style-name="P4"><text:span text:style-name="T10">pthread_setspecific( ) </text:span></text:p>
                  </text:list-header>
                </text:list>
              </table:table-cell>
              <table:table-cell table:style-name="ce108">
                <text:list text:continue-numbering="true" text:style-name="L4">
                  <text:list-header>
                    <text:p text:style-name="P4"><text:span text:style-name="T10">Changes the thread-specific data value associated with the specified key for the calling thread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9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3"><text:span text:style-name="T2">Mutex Routines</text:span></text:p>
              </text:list-header>
            </text:list>
          </draw:text-box>
        </draw:frame>
        <draw:frame draw:style-name="standard" draw:layer="layout" svg:width="26.774cm" svg:height="11.865cm" svg:x="0.7cm" svg:y="4.433cm">
          <table:table>
            <table:table-column table:style-name="co15"/>
            <table:table-column table:style-name="co16"/>
            <table:table-row table:style-name="ro27">
              <table:table-cell table:style-name="ce109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110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28">
              <table:table-cell table:style-name="ce111">
                <text:list text:style-name="L4">
                  <text:list-header>
                    <text:p text:style-name="P4"><text:span text:style-name="T10">pthread_mutex_destroy( ) </text:span></text:p>
                  </text:list-header>
                </text:list>
              </table:table-cell>
              <table:table-cell table:style-name="ce112">
                <text:list text:continue-numbering="true" text:style-name="L4">
                  <text:list-header>
                    <text:p text:style-name="P4"><text:span text:style-name="T10">Destroys a mutex</text:span></text:p>
                  </text:list-header>
                </text:list>
              </table:table-cell>
            </table:table-row>
            <table:table-row table:style-name="ro28">
              <table:table-cell table:style-name="ce113">
                <text:list text:style-name="L1">
                  <text:list-header>
                    <text:p text:style-name="P4"><text:span text:style-name="T10">pthread_mutex_init( ) </text:span></text:p>
                  </text:list-header>
                </text:list>
              </table:table-cell>
              <table:table-cell table:style-name="ce114">
                <text:list text:style-name="L4">
                  <text:list-header>
                    <text:p text:style-name="P4"><text:span text:style-name="T10">Initializes a mutex with attributes specified by the attributes argument</text:span></text:p>
                  </text:list-header>
                </text:list>
              </table:table-cell>
            </table:table-row>
            <table:table-row table:style-name="ro28">
              <table:table-cell table:style-name="ce115">
                <text:list text:style-name="L1">
                  <text:list-header>
                    <text:p text:style-name="P4"><text:span text:style-name="T10">pthread_mutex_lock( )</text:span></text:p>
                  </text:list-header>
                </text:list>
              </table:table-cell>
              <table:table-cell table:style-name="ce116">
                <text:list text:style-name="L4">
                  <text:list-header>
                    <text:p text:style-name="P4"><text:span text:style-name="T10">Locks an unlocked mutex; if locked, the caller waits for the mutex to become available before locking it</text:span></text:p>
                  </text:list-header>
                </text:list>
              </table:table-cell>
            </table:table-row>
            <table:table-row table:style-name="ro28">
              <table:table-cell table:style-name="ce117">
                <text:list text:continue-numbering="true" text:style-name="L4">
                  <text:list-header>
                    <text:p text:style-name="P4"><text:span text:style-name="T10">pthread_mutex_trylock( )</text:span></text:p>
                  </text:list-header>
                </text:list>
              </table:table-cell>
              <table:table-cell table:style-name="ce118">
                <text:list text:continue-numbering="true" text:style-name="L4">
                  <text:list-header>
                    <text:p text:style-name="P4"><text:span text:style-name="T10">Attempts to lock a mutex; returns immediately if mutex is already locked</text:span></text:p>
                  </text:list-header>
                </text:list>
              </table:table-cell>
            </table:table-row>
            <table:table-row table:style-name="ro29">
              <table:table-cell table:style-name="ce119">
                <text:list text:style-name="L1">
                  <text:list-header>
                    <text:p text:style-name="P4"><text:span text:style-name="T10">pthread_mutex_unlock( )</text:span></text:p>
                  </text:list-header>
                </text:list>
              </table:table-cell>
              <table:table-cell table:style-name="ce120">
                <text:list text:style-name="L4">
                  <text:list-header>
                    <text:p text:style-name="P4"><text:span text:style-name="T10">Unlocks a mutex locked by the calling thread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0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7"><text:span text:style-name="T2">Mutex Attributes Object Routines</text:span></text:p>
              </text:list-header>
            </text:list>
          </draw:text-box>
        </draw:frame>
        <draw:frame draw:style-name="standard" draw:layer="layout" svg:width="26.827cm" svg:height="12.147cm" svg:x="0.7cm" svg:y="4.433cm">
          <table:table>
            <table:table-column table:style-name="co17"/>
            <table:table-column table:style-name="co18"/>
            <table:table-row table:style-name="ro30">
              <table:table-cell table:style-name="ce121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122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31">
              <table:table-cell table:style-name="ce123">
                <text:list text:style-name="L4">
                  <text:list-header>
                    <text:p text:style-name="P4"><text:span text:style-name="T10">pthread_mutexattr_destroy( )</text:span></text:p>
                  </text:list-header>
                </text:list>
              </table:table-cell>
              <table:table-cell table:style-name="ce124">
                <text:list text:continue-numbering="true" text:style-name="L4">
                  <text:list-header>
                    <text:p text:style-name="P4"><text:span text:style-name="T10">Destroys a mutex attributes object</text:span></text:p>
                  </text:list-header>
                </text:list>
              </table:table-cell>
            </table:table-row>
            <table:table-row table:style-name="ro26">
              <table:table-cell table:style-name="ce125">
                <text:list text:style-name="L1">
                  <text:list-header>
                    <text:p text:style-name="P4"><text:span text:style-name="T10">pthread_mutexattr_getpshared( )</text:span></text:p>
                  </text:list-header>
                </text:list>
              </table:table-cell>
              <table:table-cell table:style-name="ce126">
                <text:list text:style-name="L4">
                  <text:list-header>
                    <text:p text:style-name="P4"><text:span text:style-name="T10">Obtains the process-shared attribute from the specified mutex attributes object</text:span></text:p>
                  </text:list-header>
                </text:list>
              </table:table-cell>
            </table:table-row>
            <table:table-row table:style-name="ro26">
              <table:table-cell table:style-name="ce127">
                <text:list text:style-name="L1">
                  <text:list-header>
                    <text:p text:style-name="P4"><text:span text:style-name="T10">pthread_mutexattr_gettype( )</text:span></text:p>
                  </text:list-header>
                </text:list>
              </table:table-cell>
              <table:table-cell table:style-name="ce128">
                <text:list text:style-name="L4">
                  <text:list-header>
                    <text:p text:style-name="P4"><text:span text:style-name="T10">Obtains the mutex type attribute from the specified mutex attributes object</text:span></text:p>
                  </text:list-header>
                </text:list>
              </table:table-cell>
            </table:table-row>
            <table:table-row table:style-name="ro31">
              <table:table-cell table:style-name="ce129">
                <text:list text:continue-numbering="true" text:style-name="L4">
                  <text:list-header>
                    <text:p text:style-name="P4"><text:span text:style-name="T10">pthread_mutexattr_init( )</text:span></text:p>
                  </text:list-header>
                </text:list>
              </table:table-cell>
              <table:table-cell table:style-name="ce130">
                <text:list text:continue-numbering="true" text:style-name="L4">
                  <text:list-header>
                    <text:p text:style-name="P4"><text:span text:style-name="T10">Initializes a mutex attributes object </text:span></text:p>
                  </text:list-header>
                </text:list>
              </table:table-cell>
            </table:table-row>
            <table:table-row table:style-name="ro26">
              <table:table-cell table:style-name="ce131">
                <text:list text:style-name="L1">
                  <text:list-header>
                    <text:p text:style-name="P4"><text:span text:style-name="T10">pthread_mutexattr_setpshared( )</text:span></text:p>
                  </text:list-header>
                </text:list>
              </table:table-cell>
              <table:table-cell table:style-name="ce132">
                <text:list text:style-name="L4">
                  <text:list-header>
                    <text:p text:style-name="P4"><text:span text:style-name="T10">Changes the process-shared attribute in the specified mutex attributes object</text:span></text:p>
                  </text:list-header>
                </text:list>
              </table:table-cell>
            </table:table-row>
            <table:table-row table:style-name="ro32">
              <table:table-cell table:style-name="ce133">
                <text:list text:continue-numbering="true" text:style-name="L4">
                  <text:list-header>
                    <text:p text:style-name="P4"><text:span text:style-name="T10">pthread_mutexattr_settype( )</text:span></text:p>
                  </text:list-header>
                </text:list>
              </table:table-cell>
              <table:table-cell table:style-name="ce134">
                <text:list text:continue-numbering="true" text:style-name="L4">
                  <text:list-header>
                    <text:p text:style-name="P4"><text:span text:style-name="T10">Changes the mutex type attribute in the specified mutex attributes object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1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7"><text:span text:style-name="T2">Condition Variable Routines</text:span></text:p>
              </text:list-header>
            </text:list>
          </draw:text-box>
        </draw:frame>
        <draw:frame draw:style-name="standard" draw:layer="layout" svg:width="26.381cm" svg:height="12.447cm" svg:x="0.7cm" svg:y="4.433cm">
          <table:table>
            <table:table-column table:style-name="co19"/>
            <table:table-column table:style-name="co20"/>
            <table:table-row table:style-name="ro33">
              <table:table-cell table:style-name="ce135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136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34">
              <table:table-cell table:style-name="ce137">
                <text:list text:style-name="L4">
                  <text:list-header>
                    <text:p text:style-name="P4"><text:span text:style-name="T6">pthread_cond_broadcast( ) </text:span></text:p>
                  </text:list-header>
                </text:list>
              </table:table-cell>
              <table:table-cell table:style-name="ce138">
                <text:list text:continue-numbering="true" text:style-name="L4">
                  <text:list-header>
                    <text:p text:style-name="P4"><text:span text:style-name="T6">Wakes all threads currently waiting on a condition variable</text:span></text:p>
                  </text:list-header>
                </text:list>
              </table:table-cell>
            </table:table-row>
            <table:table-row table:style-name="ro33">
              <table:table-cell table:style-name="ce139">
                <text:list text:style-name="L6">
                  <text:list-header>
                    <text:p text:style-name="P4"><text:span text:style-name="T6">pthread_cond_destroy( )</text:span></text:p>
                  </text:list-header>
                </text:list>
              </table:table-cell>
              <table:table-cell table:style-name="ce140">
                <text:list text:continue-numbering="true" text:style-name="L6">
                  <text:list-header>
                    <text:p text:style-name="P4"><text:span text:style-name="T6">Destroys a condition variable </text:span></text:p>
                  </text:list-header>
                </text:list>
              </table:table-cell>
            </table:table-row>
            <table:table-row table:style-name="ro33">
              <table:table-cell table:style-name="ce141">
                <text:list text:continue-numbering="true" text:style-name="L6">
                  <text:list-header>
                    <text:p text:style-name="P4"><text:span text:style-name="T6">pthread_cond_init( )</text:span></text:p>
                  </text:list-header>
                </text:list>
              </table:table-cell>
              <table:table-cell table:style-name="ce142">
                <text:list text:continue-numbering="true" text:style-name="L6">
                  <text:list-header>
                    <text:p text:style-name="P4"><text:span text:style-name="T6">Initializes a condition variable </text:span></text:p>
                  </text:list-header>
                </text:list>
              </table:table-cell>
            </table:table-row>
            <table:table-row table:style-name="ro34">
              <table:table-cell table:style-name="ce143">
                <text:list text:style-name="L4">
                  <text:list-header>
                    <text:p text:style-name="P4"><text:span text:style-name="T6">pthread_cond_signal( )</text:span></text:p>
                  </text:list-header>
                </text:list>
              </table:table-cell>
              <table:table-cell table:style-name="ce144">
                <text:list text:continue-numbering="true" text:style-name="L4">
                  <text:list-header>
                    <text:p text:style-name="P4"><text:span text:style-name="T6">Wakes at least one thread that is waiting on a condition variable</text:span></text:p>
                  </text:list-header>
                </text:list>
              </table:table-cell>
            </table:table-row>
            <table:table-row table:style-name="ro34">
              <table:table-cell table:style-name="ce145">
                <text:list text:style-name="L6">
                  <text:list-header>
                    <text:p text:style-name="P4"><text:span text:style-name="T6">pthread_cond_timedwait( )</text:span></text:p>
                  </text:list-header>
                </text:list>
              </table:table-cell>
              <table:table-cell table:style-name="ce146">
                <text:list text:style-name="L4">
                  <text:list-header>
                    <text:p text:style-name="P4"><text:span text:style-name="T6">Causes a thread to wait a specified period <text:s/>of time for a condition variable to be signaled or broadcast</text:span></text:p>
                  </text:list-header>
                </text:list>
              </table:table-cell>
            </table:table-row>
            <table:table-row table:style-name="ro34">
              <table:table-cell table:style-name="ce147">
                <text:list text:continue-numbering="true" text:style-name="L4">
                  <text:list-header>
                    <text:p text:style-name="P4"><text:span text:style-name="T6">pthread_cond_wait( )</text:span></text:p>
                  </text:list-header>
                </text:list>
              </table:table-cell>
              <table:table-cell table:style-name="ce148">
                <text:list text:continue-numbering="true" text:style-name="L4">
                  <text:list-header>
                    <text:p text:style-name="P4"><text:span text:style-name="T6">Causes a thread to wait for a condition <text:s/>variable to be signaled or broadcast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2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7"><text:span text:style-name="T12">Condition Variable Attributes Object Routines</text:span></text:p>
              </text:list-header>
            </text:list>
          </draw:text-box>
        </draw:frame>
        <draw:frame draw:style-name="standard" draw:layer="layout" svg:width="26.833cm" svg:height="8.627cm" svg:x="0.7cm" svg:y="4.433cm">
          <table:table>
            <table:table-column table:style-name="co21"/>
            <table:table-column table:style-name="co22"/>
            <table:table-row table:style-name="ro18">
              <table:table-cell table:style-name="ce149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150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35">
              <table:table-cell table:style-name="ce151">
                <text:list text:style-name="L4">
                  <text:list-header>
                    <text:p text:style-name="P4"><text:span text:style-name="T6">pthread_condattr_destroy( )</text:span></text:p>
                  </text:list-header>
                </text:list>
              </table:table-cell>
              <table:table-cell table:style-name="ce152">
                <text:list text:continue-numbering="true" text:style-name="L4">
                  <text:list-header>
                    <text:p text:style-name="P4"><text:span text:style-name="T6">Destroys a condition variable attributes object</text:span></text:p>
                  </text:list-header>
                </text:list>
              </table:table-cell>
            </table:table-row>
            <table:table-row table:style-name="ro21">
              <table:table-cell table:style-name="ce153">
                <text:list text:style-name="L6">
                  <text:list-header>
                    <text:p text:style-name="P4"><text:span text:style-name="T6">pthread_condattr_getpshared( )</text:span></text:p>
                  </text:list-header>
                </text:list>
              </table:table-cell>
              <table:table-cell table:style-name="ce154">
                <text:list text:style-name="L4">
                  <text:list-header>
                    <text:p text:style-name="P4"><text:span text:style-name="T6">Obtains the process-shared attribute from the specified condition variable attributes object</text:span></text:p>
                  </text:list-header>
                </text:list>
              </table:table-cell>
            </table:table-row>
            <table:table-row table:style-name="ro35">
              <table:table-cell table:style-name="ce155">
                <text:list text:style-name="L6">
                  <text:list-header>
                    <text:p text:style-name="P4"><text:span text:style-name="T6">pthread_condattr_init( )</text:span></text:p>
                  </text:list-header>
                </text:list>
              </table:table-cell>
              <table:table-cell table:style-name="ce156">
                <text:list text:style-name="L4">
                  <text:list-header>
                    <text:p text:style-name="P4"><text:span text:style-name="T6">Initializes a condition variable attributes object</text:span></text:p>
                  </text:list-header>
                </text:list>
              </table:table-cell>
            </table:table-row>
            <table:table-row table:style-name="ro21">
              <table:table-cell table:style-name="ce157">
                <text:list text:continue-numbering="true" text:style-name="L4">
                  <text:list-header>
                    <text:p text:style-name="P4"><text:span text:style-name="T6">pthread_condattr_setpshared( )</text:span></text:p>
                  </text:list-header>
                </text:list>
              </table:table-cell>
              <table:table-cell table:style-name="ce158">
                <text:list text:continue-numbering="true" text:style-name="L4">
                  <text:list-header>
                    <text:p text:style-name="P4"><text:span text:style-name="T6">Changes the process-shared attribute in the specified condition variable attributes Object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3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5" draw:text-style-name="P2" draw:layer="layout" svg:width="25.2cm" svg:height="1.634cm" svg:x="0.466cm" svg:y="2.376cm" presentation:class="outline" presentation:user-transformed="true">
          <draw:text-box>
            <text:list text:style-name="L2">
              <text:list-header>
                <text:p text:style-name="P8"><text:span text:style-name="T11">Read-Write Lock Routines</text:span></text:p>
              </text:list-header>
            </text:list>
          </draw:text-box>
        </draw:frame>
        <draw:frame draw:style-name="standard" draw:layer="layout" svg:width="26.784cm" svg:height="15.111cm" svg:x="0.7cm" svg:y="4.433cm">
          <table:table>
            <table:table-column table:style-name="co23"/>
            <table:table-column table:style-name="co24"/>
            <table:table-row table:style-name="ro18">
              <table:table-cell table:style-name="ce159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160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18">
              <table:table-cell table:style-name="ce161">
                <text:list text:style-name="L4">
                  <text:list-header>
                    <text:p text:style-name="P4"><text:span text:style-name="T6">pthread_rwlock_destroy( ) </text:span></text:p>
                  </text:list-header>
                </text:list>
              </table:table-cell>
              <table:table-cell table:style-name="ce162">
                <text:list text:continue-numbering="true" text:style-name="L4">
                  <text:list-header>
                    <text:p text:style-name="P4"><text:span text:style-name="T6">Destroys a read-write lock object</text:span></text:p>
                  </text:list-header>
                </text:list>
              </table:table-cell>
            </table:table-row>
            <table:table-row table:style-name="ro18">
              <table:table-cell table:style-name="ce163">
                <text:list text:style-name="L6">
                  <text:list-header>
                    <text:p text:style-name="P4"><text:span text:style-name="T6">pthread_rwlock_init( )</text:span></text:p>
                  </text:list-header>
                </text:list>
              </table:table-cell>
              <table:table-cell table:style-name="ce164">
                <text:list text:continue-numbering="true" text:style-name="L6">
                  <text:list-header>
                    <text:p text:style-name="P4"><text:span text:style-name="T6">Initializes a read-write lock object</text:span></text:p>
                  </text:list-header>
                </text:list>
              </table:table-cell>
            </table:table-row>
            <table:table-row table:style-name="ro36">
              <table:table-cell table:style-name="ce165">
                <text:list text:continue-numbering="true" text:style-name="L6">
                  <text:list-header>
                    <text:p text:style-name="P4"><text:span text:style-name="T6">pthread_rwlock_rdlock( ) </text:span></text:p>
                  </text:list-header>
                </text:list>
              </table:table-cell>
              <table:table-cell table:style-name="ce166">
                <text:list text:style-name="L4">
                  <text:list-header>
                    <text:p text:style-name="P4"><text:span text:style-name="T6">Acquires a read-write lock for read access; if locked, the caller waits for the lock to become available before locking it</text:span></text:p>
                  </text:list-header>
                </text:list>
              </table:table-cell>
            </table:table-row>
            <table:table-row table:style-name="ro21">
              <table:table-cell table:style-name="ce167">
                <text:list text:continue-numbering="true" text:style-name="L4">
                  <text:list-header>
                    <text:p text:style-name="P4"><text:span text:style-name="T6">pthread_rwlock_tryrdlock( )</text:span></text:p>
                  </text:list-header>
                </text:list>
              </table:table-cell>
              <table:table-cell table:style-name="ce168">
                <text:list text:continue-numbering="true" text:style-name="L4">
                  <text:list-header>
                    <text:p text:style-name="P4"><text:span text:style-name="T6">Acquires a read-write lock for read access without waiting</text:span></text:p>
                  </text:list-header>
                </text:list>
              </table:table-cell>
            </table:table-row>
            <table:table-row table:style-name="ro21">
              <table:table-cell table:style-name="ce169">
                <text:list text:style-name="L6">
                  <text:list-header>
                    <text:p text:style-name="P4"><text:span text:style-name="T6">pthread_rwlock_trywrlock( )</text:span></text:p>
                  </text:list-header>
                </text:list>
              </table:table-cell>
              <table:table-cell table:style-name="ce170">
                <text:list text:style-name="L4">
                  <text:list-header>
                    <text:p text:style-name="P4"><text:span text:style-name="T6">Acquires a a read-write lock for write access without waiting</text:span></text:p>
                  </text:list-header>
                </text:list>
              </table:table-cell>
            </table:table-row>
            <table:table-row table:style-name="ro21">
              <table:table-cell table:style-name="ce171">
                <text:list text:continue-numbering="true" text:style-name="L4">
                  <text:list-header>
                    <text:p text:style-name="P4"><text:span text:style-name="T6">pthread_rwlock_unlock( )</text:span></text:p>
                  </text:list-header>
                </text:list>
              </table:table-cell>
              <table:table-cell table:style-name="ce172">
                <text:list text:continue-numbering="true" text:style-name="L4">
                  <text:list-header>
                    <text:p text:style-name="P4"><text:span text:style-name="T6">Releases a read-write lock previously acquired by the calling thread</text:span></text:p>
                  </text:list-header>
                </text:list>
              </table:table-cell>
            </table:table-row>
            <table:table-row table:style-name="ro36">
              <table:table-cell table:style-name="ce173">
                <text:list text:style-name="L6">
                  <text:list-header>
                    <text:p text:style-name="P4"><text:span text:style-name="T6">pthread_rwlock_wrlock( )</text:span></text:p>
                  </text:list-header>
                </text:list>
              </table:table-cell>
              <table:table-cell table:style-name="ce174">
                <text:list text:style-name="L4">
                  <text:list-header>
                    <text:p text:style-name="P4"><text:span text:style-name="T6">Acquires a read-write lock for write access; if locked, the caller waits for the lock to become available before locking it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4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1">
              <text:list-header>
                <text:p text:style-name="P1"><text:span text:style-name="T1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7"><text:span text:style-name="T2">Read-Write Lock Attributes Object Routines</text:span></text:p>
              </text:list-header>
            </text:list>
          </draw:text-box>
        </draw:frame>
        <draw:frame draw:style-name="standard" draw:layer="layout" svg:width="26.9cm" svg:height="7.81cm" svg:x="0.7cm" svg:y="4.433cm">
          <table:table>
            <table:table-column table:style-name="co25"/>
            <table:table-column table:style-name="co26"/>
            <table:table-row table:style-name="ro18">
              <table:table-cell table:style-name="ce175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176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18">
              <table:table-cell table:style-name="ce177">
                <text:list text:style-name="L4">
                  <text:list-header>
                    <text:p text:style-name="P4"><text:span text:style-name="T6">pthread_rwlockattr_destroy( ) </text:span></text:p>
                  </text:list-header>
                </text:list>
              </table:table-cell>
              <table:table-cell table:style-name="ce178">
                <text:list text:continue-numbering="true" text:style-name="L4">
                  <text:list-header>
                    <text:p text:style-name="P4"><text:span text:style-name="T6">Destroys a read-write lock attributes object</text:span></text:p>
                  </text:list-header>
                </text:list>
              </table:table-cell>
            </table:table-row>
            <table:table-row table:style-name="ro21">
              <table:table-cell table:style-name="ce179">
                <text:list text:style-name="L6">
                  <text:list-header>
                    <text:p text:style-name="P4"><text:span text:style-name="T6">pthread_rwlockattr_getpshared( )</text:span></text:p>
                  </text:list-header>
                </text:list>
              </table:table-cell>
              <table:table-cell table:style-name="ce180">
                <text:list text:style-name="L4">
                  <text:list-header>
                    <text:p text:style-name="P4"><text:span text:style-name="T6">Obtains the process-shared attribute from the specified read-write lock attributes object</text:span></text:p>
                  </text:list-header>
                </text:list>
              </table:table-cell>
            </table:table-row>
            <table:table-row table:style-name="ro18">
              <table:table-cell table:style-name="ce181">
                <text:list text:style-name="L6">
                  <text:list-header>
                    <text:p text:style-name="P4"><text:span text:style-name="T6">pthread_rwlockattr_init( )</text:span></text:p>
                  </text:list-header>
                </text:list>
              </table:table-cell>
              <table:table-cell table:style-name="ce182">
                <text:list text:style-name="L4">
                  <text:list-header>
                    <text:p text:style-name="P4"><text:span text:style-name="T6">Initializes a read-write lock attributes object</text:span></text:p>
                  </text:list-header>
                </text:list>
              </table:table-cell>
            </table:table-row>
            <table:table-row table:style-name="ro21">
              <table:table-cell table:style-name="ce183">
                <text:list text:continue-numbering="true" text:style-name="L4">
                  <text:list-header>
                    <text:p text:style-name="P4"><text:span text:style-name="T6">pthread_rwlockattr_setpshared( )</text:span></text:p>
                  </text:list-header>
                </text:list>
              </table:table-cell>
              <table:table-cell table:style-name="ce184">
                <text:list text:continue-numbering="true" text:style-name="L4">
                  <text:list-header>
                    <text:p text:style-name="P4"><text:span text:style-name="T6">Changes the process-shared attribute in the specified read-write lock attributes object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5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7">
              <text:list-header>
                <text:p text:style-name="P9"><text:span text:style-name="T13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10"><text:span text:style-name="T14">Nonportable Extensions</text:span></text:p>
              </text:list-header>
            </text:list>
          </draw:text-box>
        </draw:frame>
        <draw:frame draw:style-name="standard" draw:layer="layout" svg:width="26.113cm" svg:height="14.549cm" svg:x="0.7cm" svg:y="4.433cm">
          <table:table>
            <table:table-column table:style-name="co27"/>
            <table:table-column table:style-name="co28"/>
            <table:table-row table:style-name="ro37">
              <table:table-cell table:style-name="ce185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186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38">
              <table:table-cell table:style-name="ce187">
                <text:list text:style-name="L4">
                  <text:list-header>
                    <text:p text:style-name="P4"><text:span text:style-name="T6">pthread_delay_np( ) </text:span></text:p>
                  </text:list-header>
                </text:list>
              </table:table-cell>
              <table:table-cell table:style-name="ce188">
                <text:list text:continue-numbering="true" text:style-name="L4">
                  <text:list-header>
                    <text:p text:style-name="P4"><text:span text:style-name="T6">Pauses the calling thread’s execution for the specified time interval</text:span></text:p>
                  </text:list-header>
                </text:list>
              </table:table-cell>
            </table:table-row>
            <table:table-row table:style-name="ro38">
              <table:table-cell table:style-name="ce189">
                <text:list text:continue-numbering="true" text:style-name="L4">
                  <text:list-header>
                    <text:p text:style-name="P4"><text:span text:style-name="T6">pthread_get_expiration_np( )</text:span></text:p>
                  </text:list-header>
                </text:list>
              </table:table-cell>
              <table:table-cell table:style-name="ce190">
                <text:list text:continue-numbering="true" text:style-name="L4">
                  <text:list-header>
                    <text:p text:style-name="P4"><text:span text:style-name="T6">Calculates a timeout for a timed condition variable wait</text:span></text:p>
                  </text:list-header>
                </text:list>
              </table:table-cell>
            </table:table-row>
            <table:table-row table:style-name="ro38">
              <table:table-cell table:style-name="ce191">
                <text:list text:continue-numbering="true" text:style-name="L4">
                  <text:list-header>
                    <text:p text:style-name="P4"><text:span text:style-name="T6">pthread_getsequence_np( )</text:span></text:p>
                  </text:list-header>
                </text:list>
              </table:table-cell>
              <table:table-cell table:style-name="ce192">
                <text:list text:continue-numbering="true" text:style-name="L4">
                  <text:list-header>
                    <text:p text:style-name="P4"><text:span text:style-name="T6">Gets a small integer specific to the calling Thread</text:span></text:p>
                  </text:list-header>
                </text:list>
              </table:table-cell>
            </table:table-row>
            <table:table-row table:style-name="ro38">
              <table:table-cell table:style-name="ce193">
                <text:list text:continue-numbering="true" text:style-name="L4">
                  <text:list-header>
                    <text:p text:style-name="P4"><text:span text:style-name="T6">pthread_attr_getstackaddr_np( ) </text:span></text:p>
                  </text:list-header>
                </text:list>
              </table:table-cell>
              <table:table-cell table:style-name="ce194">
                <text:list text:continue-numbering="true" text:style-name="L4">
                  <text:list-header>
                    <text:p text:style-name="P4"><text:span text:style-name="T6">Obtains the address and size of the specified thread attributes object</text:span></text:p>
                  </text:list-header>
                </text:list>
              </table:table-cell>
            </table:table-row>
            <table:table-row table:style-name="ro38">
              <table:table-cell table:style-name="ce195">
                <text:list text:continue-numbering="true" text:style-name="L4">
                  <text:list-header>
                    <text:p text:style-name="P4"><text:span text:style-name="T6">pthread_attr_setstackaddr_np( )</text:span></text:p>
                  </text:list-header>
                </text:list>
              </table:table-cell>
              <table:table-cell table:style-name="ce196">
                <text:list text:continue-numbering="true" text:style-name="L4">
                  <text:list-header>
                    <text:p text:style-name="P4"><text:span text:style-name="T6">Sets the address and size of the specified thread attributes object</text:span></text:p>
                  </text:list-header>
                </text:list>
              </table:table-cell>
            </table:table-row>
            <table:table-row table:style-name="ro37">
              <table:table-cell table:style-name="ce197">
                <text:list text:style-name="L6">
                  <text:list-header>
                    <text:p text:style-name="P4"><text:span text:style-name="T6">pthread_lock_global_np( )</text:span></text:p>
                  </text:list-header>
                </text:list>
              </table:table-cell>
              <table:table-cell table:style-name="ce198">
                <text:list text:continue-numbering="true" text:style-name="L6">
                  <text:list-header>
                    <text:p text:style-name="P4"><text:span text:style-name="T6">Locks the global mutex</text:span></text:p>
                  </text:list-header>
                </text:list>
              </table:table-cell>
            </table:table-row>
            <table:table-row table:style-name="ro37">
              <table:table-cell table:style-name="ce199">
                <text:list text:continue-numbering="true" text:style-name="L6">
                  <text:list-header>
                    <text:p text:style-name="P4"><text:span text:style-name="T6">pthread_unlock_global_np( ) </text:span></text:p>
                  </text:list-header>
                </text:list>
              </table:table-cell>
              <table:table-cell table:style-name="ce200">
                <text:list text:continue-numbering="true" text:style-name="L6">
                  <text:list-header>
                    <text:p text:style-name="P4"><text:span text:style-name="T6">Unlocks the global mutex</text:span></text:p>
                  </text:list-header>
                </text:list>
              </table:table-cell>
            </table:table-row>
            <table:table-row table:style-name="ro39">
              <table:table-cell table:style-name="ce201">
                <text:list text:style-name="L4">
                  <text:list-header>
                    <text:p text:style-name="P4"><text:span text:style-name="T6">pthread_cond_signal_int_np( ) </text:span></text:p>
                  </text:list-header>
                </text:list>
              </table:table-cell>
              <table:table-cell table:style-name="ce202">
                <text:list text:continue-numbering="true" text:style-name="L4">
                  <text:list-header>
                    <text:p text:style-name="P4"><text:span text:style-name="T6">Requests condition variable signal from software interrupt routine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6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7">
              <text:list-header>
                <text:p text:style-name="P9"><text:span text:style-name="T13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10"><text:span text:style-name="T14">Nonportable Extensions</text:span></text:p>
              </text:list-header>
            </text:list>
          </draw:text-box>
        </draw:frame>
        <draw:frame draw:style-name="standard" draw:layer="layout" svg:width="26.113cm" svg:height="14.295cm" svg:x="0.7cm" svg:y="4.433cm">
          <table:table>
            <table:table-column table:style-name="co27"/>
            <table:table-column table:style-name="co28"/>
            <table:table-row table:style-name="ro40">
              <table:table-cell table:style-name="ce203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204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41">
              <table:table-cell table:style-name="ce205">
                <text:list text:style-name="L6">
                  <text:list-header>
                    <text:p text:style-name="P4"><text:span text:style-name="T6">pthread_cond_sig_preempt_int_np( ) </text:span></text:p>
                  </text:list-header>
                </text:list>
              </table:table-cell>
              <table:table-cell table:style-name="ce206">
                <text:list text:style-name="L4">
                  <text:list-header>
                    <text:p text:style-name="P4"><text:span text:style-name="T6">Wakes one thread that is waiting on the specified condition variable; called from software interrupt routine</text:span></text:p>
                  </text:list-header>
                </text:list>
              </table:table-cell>
            </table:table-row>
            <table:table-row table:style-name="ro42">
              <table:table-cell table:style-name="ce207">
                <text:list text:continue-numbering="true" text:style-name="L4">
                  <text:list-header>
                    <text:p text:style-name="P4"><text:span text:style-name="T6">pthread_attr_getname_np( )</text:span></text:p>
                    <text:p text:style-name="P4"><text:span text:style-name="T6">pthread_attr_setname_np( )</text:span></text:p>
                    <text:p text:style-name="P4"><text:span text:style-name="T6">pthread_cond_getname_np( )</text:span></text:p>
                    <text:p text:style-name="P4"><text:span text:style-name="T6">pthread_cond_setname_np( )</text:span></text:p>
                    <text:p text:style-name="P4"><text:span text:style-name="T6">pthread_getname_np( )</text:span></text:p>
                    <text:p text:style-name="P4"><text:span text:style-name="T6">pthread_key_getname_np( )</text:span></text:p>
                    <text:p text:style-name="P4"><text:span text:style-name="T6">pthread_key_setname_np( )</text:span></text:p>
                    <text:p text:style-name="P4"><text:span text:style-name="T6">pthread_mutex_getname_np( )</text:span></text:p>
                    <text:p text:style-name="P4"><text:span text:style-name="T6">pthread_mutex_setname_np( )</text:span></text:p>
                    <text:p text:style-name="P4"><text:span text:style-name="T6">pthread_rwlock_getname_np( )</text:span></text:p>
                    <text:p text:style-name="P4"><text:span text:style-name="T6">pthread_rwlock_setname_np( )</text:span></text:p>
                    <text:p text:style-name="P4"><text:span text:style-name="T6">pthread_setname_np( )</text:span></text:p>
                  </text:list-header>
                </text:list>
              </table:table-cell>
              <table:table-cell table:style-name="ce208">
                <text:list text:continue-numbering="true" text:style-name="L4">
                  <text:list-header>
                    <text:p text:style-name="P4"><text:span text:style-name="T6">Gets/sets name associated with specific objects for debugging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7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7">
              <text:list-header>
                <text:p text:style-name="P9"><text:span text:style-name="T13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10"><text:span text:style-name="T14">Nonportable Extensions</text:span></text:p>
              </text:list-header>
            </text:list>
          </draw:text-box>
        </draw:frame>
        <draw:frame draw:style-name="standard" draw:layer="layout" svg:width="26.113cm" svg:height="11.385cm" svg:x="0.7cm" svg:y="4.433cm">
          <table:table>
            <table:table-column table:style-name="co27"/>
            <table:table-column table:style-name="co28"/>
            <table:table-row table:style-name="ro18">
              <table:table-cell table:style-name="ce209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210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43">
              <table:table-cell table:style-name="ce211">
                <text:list text:style-name="L4">
                  <text:list-header>
                    <text:p text:style-name="P4"><text:span text:style-name="T6">pthread_exc_get_status_np( )</text:span></text:p>
                    <text:p text:style-name="P4"><text:span text:style-name="T6">pthread_exc_matches_np( )</text:span></text:p>
                    <text:p text:style-name="P4"><text:span text:style-name="T6">pthread_exc_report_np( )</text:span></text:p>
                    <text:p text:style-name="P4"><text:span text:style-name="T6">pthread_exc_set_status_np( )</text:span></text:p>
                  </text:list-header>
                </text:list>
                <text:list text:style-name="L6">
                  <text:list-header>
                    <text:p text:style-name="P4"><text:span text:style-name="T6"/></text:p>
                  </text:list-header>
                </text:list>
              </table:table-cell>
              <table:table-cell table:style-name="ce212">
                <text:list text:continue-numbering="true" text:style-name="L6">
                  <text:list-header>
                    <text:p text:style-name="P4"><text:span text:style-name="T6">Exception object routines (some are macros)</text:span></text:p>
                    <text:p text:style-name="P4"><text:span text:style-name="T6"/></text:p>
                  </text:list-header>
                </text:list>
              </table:table-cell>
            </table:table-row>
            <table:table-row table:style-name="ro44">
              <table:table-cell table:style-name="ce213">
                <text:list text:style-name="L4">
                  <text:list-header>
                    <text:p text:style-name="P4"><text:span text:style-name="T6">pthread_yield_np( ) </text:span></text:p>
                  </text:list-header>
                </text:list>
              </table:table-cell>
              <table:table-cell table:style-name="ce214">
                <text:list text:continue-numbering="true" text:style-name="L4">
                  <text:list-header>
                    <text:p text:style-name="P4"><text:span text:style-name="T6">Notifies the scheduler that the current</text:span></text:p>
                    <text:p text:style-name="P4"><text:span text:style-name="T6">thread is willing to release its processor to</text:span></text:p>
                    <text:p text:style-name="P4"><text:span text:style-name="T6">other threads of the same or higher priority</text:span></text:p>
                    <text:p text:style-name="P4"><text:span text:style-name="T6">(alias for sched_yield( ))</text:span></text:p>
                  </text:list-header>
                </text:list>
                <text:list text:style-name="L6">
                  <text:list-header>
                    <text:p text:style-name="P4"><text:span text:style-name="T6"/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8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7">
              <text:list-header>
                <text:p text:style-name="P9"><text:span text:style-name="T13">pthread Routines Summary</text:span></text:p>
              </text:list-header>
            </text:list>
          </draw:text-box>
        </draw:frame>
        <draw:frame presentation:style-name="pr7" draw:text-style-name="P2" draw:layer="layout" svg:width="25.2cm" svg:height="1.633cm" svg:x="0.933cm" svg:y="2.332cm" presentation:class="outline" presentation:user-transformed="true">
          <draw:text-box>
            <text:list text:style-name="L2">
              <text:list-header>
                <text:p text:style-name="P11"><text:span text:style-name="T14">Related Standard Routines</text:span></text:p>
              </text:list-header>
            </text:list>
          </draw:text-box>
        </draw:frame>
        <draw:frame draw:style-name="standard" draw:layer="layout" svg:width="25.903cm" svg:height="8.992cm" svg:x="0.7cm" svg:y="4.433cm">
          <table:table>
            <table:table-column table:style-name="co29"/>
            <table:table-column table:style-name="co30"/>
            <table:table-row table:style-name="ro45">
              <table:table-cell table:style-name="ce215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216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23">
              <table:table-cell table:style-name="ce217">
                <text:list text:style-name="L4">
                  <text:list-header>
                    <text:p text:style-name="P4"><text:span text:style-name="T6">sched_get_priority_max( )</text:span></text:p>
                  </text:list-header>
                </text:list>
              </table:table-cell>
              <table:table-cell table:style-name="ce218">
                <text:list text:continue-numbering="true" text:style-name="L4">
                  <text:list-header>
                    <text:p text:style-name="P4"><text:span text:style-name="T6">Returns the maximum priority for the specified scheduling policy</text:span></text:p>
                  </text:list-header>
                </text:list>
              </table:table-cell>
            </table:table-row>
            <table:table-row table:style-name="ro23">
              <table:table-cell table:style-name="ce219">
                <text:list text:style-name="L6">
                  <text:list-header>
                    <text:p text:style-name="P4"><text:span text:style-name="T6">sched_get_priority_min( )</text:span></text:p>
                  </text:list-header>
                </text:list>
              </table:table-cell>
              <table:table-cell table:style-name="ce220">
                <text:list text:style-name="L4">
                  <text:list-header>
                    <text:p text:style-name="P4"><text:span text:style-name="T6">Returns the minimum priority for the specified scheduling policy</text:span></text:p>
                  </text:list-header>
                </text:list>
              </table:table-cell>
            </table:table-row>
            <table:table-row table:style-name="ro46">
              <table:table-cell table:style-name="ce221">
                <text:list text:style-name="L6">
                  <text:list-header>
                    <text:p text:style-name="P4"><text:span text:style-name="T6">sched_yield( ) </text:span></text:p>
                  </text:list-header>
                </text:list>
              </table:table-cell>
              <table:table-cell table:style-name="ce222">
                <text:list text:style-name="L4">
                  <text:list-header>
                    <text:p text:style-name="P4"><text:span text:style-name="T6">Notifies the scheduler that the calling thread is willing to release its processor to other threads of the same or higher priority</text:span></text:p>
                  </text:list-header>
                </text:list>
              </table:table-cell>
            </table:table-row>
            <table:table-row table:style-name="ro45">
              <table:table-cell table:style-name="ce223">
                <text:list text:continue-numbering="true" text:style-name="L4">
                  <text:list-header>
                    <text:p text:style-name="P4"><text:span text:style-name="T6">sigwait( )</text:span></text:p>
                  </text:list-header>
                </text:list>
              </table:table-cell>
              <table:table-cell table:style-name="ce224">
                <text:list text:continue-numbering="true" text:style-name="L4">
                  <text:list-header>
                    <text:p text:style-name="P4"><text:span text:style-name="T6">Suspends a calling thread until a signal arrives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19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frame presentation:style-name="pr4" draw:text-style-name="P2" draw:layer="layout" svg:width="25.2cm" svg:height="2.334cm" svg:x="1.633cm" svg:y="-0.001cm" presentation:class="title" presentation:user-transformed="true">
          <draw:text-box>
            <text:list text:style-name="L7">
              <text:list-header>
                <text:p text:style-name="P9"><text:span text:style-name="T13">pthread Routines Summary</text:span></text:p>
              </text:list-header>
            </text:list>
          </draw:text-box>
        </draw:frame>
        <draw:frame presentation:style-name="pr5" draw:text-style-name="P2" draw:layer="layout" svg:width="25.2cm" svg:height="1.634cm" svg:x="0.933cm" svg:y="2.1cm" presentation:class="outline" presentation:user-transformed="true">
          <draw:text-box>
            <text:list text:style-name="L2">
              <text:list-header>
                <text:p text:style-name="P10"><text:span text:style-name="T14">Optionally Implemented POSIX.1 Routines</text:span></text:p>
              </text:list-header>
            </text:list>
          </draw:text-box>
        </draw:frame>
        <draw:frame draw:style-name="standard" draw:layer="layout" svg:width="27.066cm" svg:height="21.751cm" svg:x="0.466cm" svg:y="3.266cm">
          <table:table>
            <table:table-column table:style-name="co31"/>
            <table:table-column table:style-name="co32"/>
            <table:table-row table:style-name="ro18">
              <table:table-cell table:style-name="ce225">
                <text:list text:style-name="L5">
                  <text:list-header>
                    <text:p text:style-name="P4"><text:span text:style-name="T5">Routine</text:span></text:p>
                  </text:list-header>
                </text:list>
              </table:table-cell>
              <table:table-cell table:style-name="ce226">
                <text:list text:continue-numbering="true" text:style-name="L5">
                  <text:list-header>
                    <text:p text:style-name="P4"><text:span text:style-name="T5">Description</text:span></text:p>
                  </text:list-header>
                </text:list>
              </table:table-cell>
            </table:table-row>
            <table:table-row table:style-name="ro47">
              <table:table-cell table:style-name="ce227">
                <text:list text:style-name="L4">
                  <text:list-header>
                    <text:p text:style-name="P4"><text:span text:style-name="T6">pthread_mutex_getprioceiling( )</text:span></text:p>
                    <text:p text:style-name="P4"><text:span text:style-name="T6">pthread_mutex_setprioceiling( )</text:span></text:p>
                    <text:p text:style-name="P4"><text:span text:style-name="T6">pthread_mutexattr_getprioceiling( )</text:span></text:p>
                    <text:p text:style-name="P4"><text:span text:style-name="T6">pthread_mutexattr_setprioceiling( )</text:span></text:p>
                    <text:p text:style-name="P4"><text:span text:style-name="T6">pthread_mutexattr_getprotocol( )</text:span></text:p>
                    <text:p text:style-name="P4"><text:span text:style-name="T6">pthread_mutexattr_setprotocol( )</text:span></text:p>
                    <text:p text:style-name="P4"><text:span text:style-name="T6">pthread_condattr_getpshared( )</text:span></text:p>
                    <text:p text:style-name="P4"><text:span text:style-name="T6">pthread_condattr_setpshared( )</text:span></text:p>
                    <text:p text:style-name="P4"><text:span text:style-name="T6">pthread_mutexattr_getpshared( )</text:span></text:p>
                    <text:p text:style-name="P4"><text:span text:style-name="T6">pthread_mutexattr_setpshared( )</text:span></text:p>
                    <text:p text:style-name="P4"><text:span text:style-name="T6">pthread_rwlockattr_getpshared( )</text:span></text:p>
                    <text:p text:style-name="P4"><text:span text:style-name="T6">pthread_rwlockattr_setpshared( )</text:span></text:p>
                    <text:p text:style-name="P4"><text:span text:style-name="T6"/></text:p>
                  </text:list-header>
                </text:list>
              </table:table-cell>
              <table:table-cell table:style-name="ce228">
                <text:list text:continue-numbering="true" text:style-name="L4">
                  <text:list-header>
                    <text:p text:style-name="P4"><text:span text:style-name="T6">The POSIX.1 standard directs the Threads Library to provide the <text:s/>macros named _POSIX_THREAD_PROCESS_SHARED, _POSIX_THREAD_PRIO_PROTECT, and _POSIX_THREAD_PRIO_INHERIT to report whether optionally <text:s/>implemented routines are present.</text:span></text:p>
                    <text:p text:style-name="P4"><text:span text:style-name="T6">The Threads Library does provide the following macros specified in the POSIX.1 standard:</text:span></text:p>
                    <text:p text:style-name="P4"><text:span text:style-name="T6">_POSIX_THREADS: threads are supported</text:span></text:p>
                    <text:p text:style-name="P4"><text:span text:style-name="T6">_POSIX_THREAD_SAFE_FUNCTIONS: thread-safe libraries are supported, _POSIX_THREAD_ATTR_STACKSIZE: can specify stack size, _POSIX_THREAD_ATTR_STACKADDR: can specify stack address, _POSIX_THREAD_PRIORITY_SCHEDULING: real-time scheduling control is supported</text:span></text:p>
                    <text:p text:style-name="P4"><text:span text:style-name="T6">_POSIX_THREAD_PROCESS_SHARED: cross-process <text:s/>synchronization is supported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2.6cm" svg:height="10.024cm" svg:x="4.2cm" svg:y="3.711cm" draw:page-number="20" presentation:class="page"/>
          <draw:frame presentation:style-name="pr6" draw:text-style-name="P5" draw:layer="layout" svg:width="16.8cm" svg:height="11.695cm" svg:x="2.1cm" svg:y="14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5:11:11.865588342</meta:creation-date>
    <dc:date>2016-02-13T15:12:07.777982084</dc:date>
    <meta:editing-duration>P0D</meta:editing-duration>
    <meta:editing-cycles>1</meta:editing-cycles>
    <meta:document-statistic meta:object-count="120"/>
    <meta:generator>LibreOffice/4.2.8.2$Linux_X86_64 LibreOffice_project/420m0$Build-2</meta:generator>
  </office:meta>
</office:document-meta>
</file>